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ubik" svg:font-family="Rubik"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Standar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Rubik" fo:font-size="44pt" fo:font-style="normal" officeooo:rsid="0012ffa7" officeooo:paragraph-rsid="0012ffa7" style:font-size-asian="44pt" style:font-style-asian="normal" style:font-size-complex="44pt" style:font-style-complex="normal"/>
    </style:style>
    <style:style style:name="P2" style:family="paragraph" style:parent-style-name="Standard">
      <style:paragraph-properties fo:text-align="center" style:justify-single-word="false"/>
      <style:text-properties style:font-name="Rubik" fo:font-size="10.5pt" fo:font-style="italic" officeooo:rsid="00138324" officeooo:paragraph-rsid="00138324" style:font-size-asian="10.5pt" style:font-style-asian="italic" style:font-size-complex="10.5pt" style:font-style-complex="italic"/>
    </style:style>
    <style:style style:name="P3" style:family="paragraph" style:parent-style-name="Text_20_body">
      <style:text-properties officeooo:rsid="0016c4e6" officeooo:paragraph-rsid="0016c4e6"/>
    </style:style>
    <style:style style:name="P4" style:family="paragraph" style:parent-style-name="Text_20_body" style:list-style-name="L1">
      <style:text-properties officeooo:rsid="001811bb" officeooo:paragraph-rsid="001811bb"/>
    </style:style>
    <style:style style:name="P5" style:family="paragraph" style:parent-style-name="Text_20_body" style:list-style-name="L1">
      <style:text-properties officeooo:rsid="0019f197" officeooo:paragraph-rsid="0019f197"/>
    </style:style>
    <style:style style:name="P6" style:family="paragraph" style:parent-style-name="Text_20_body">
      <style:text-properties officeooo:rsid="0019f197" officeooo:paragraph-rsid="0019f197"/>
    </style:style>
    <style:style style:name="P7" style:family="paragraph" style:parent-style-name="Text_20_body">
      <style:text-properties officeooo:rsid="001ada98" officeooo:paragraph-rsid="001ada98"/>
    </style:style>
    <style:style style:name="P8" style:family="paragraph" style:parent-style-name="Subtitle">
      <style:text-properties officeooo:rsid="001811bb" officeooo:paragraph-rsid="001811bb"/>
    </style:style>
    <style:style style:name="P9" style:family="paragraph" style:parent-style-name="Subtitle">
      <style:text-properties officeooo:rsid="001ada98" officeooo:paragraph-rsid="001ada98"/>
    </style:style>
    <style:style style:name="T1" style:family="text">
      <style:text-properties fo:color="#003355"/>
    </style:style>
    <style:style style:name="T2" style:family="text">
      <style:text-properties fo:color="#ff4500"/>
    </style:style>
    <style:style style:name="T3" style:family="text">
      <style:text-properties officeooo:rsid="001727f6"/>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ampfire</text:span><text:span text:style-name="T2">.io</text:span></text:p>
      <text:p text:style-name="P2">Racconta storie intorno al fuoco.</text:p>
      <text:p text:style-name="Text_20_body"/>
      <text:p text:style-name="P3">Ciao a tutti start2impact!</text:p>
      <text:p text:style-name="P3">Questo è un mio secondo tentativo al progetto della chat in-real-time (NodeJS + Socket.io).</text:p>
      <text:p text:style-name="P3">Anche se la prima volta che ho consegnato un progetto per questa superguida ho ricevuto un bel po’ di punti, <text:span text:style-name="T3">mi sono accorto di non essere pienamente soddisfatto con il prodotto. Visto che oramai ho passato molto più tempo con svariati framework JS e, soprattutto, con NodeJS, ho deciso di riprovarci e di creare un progetto migliore.</text:span></text:p>
      <text:p text:style-name="P8">Features</text:p>
      <text:list xml:id="list3521396028" text:style-name="L1">
        <text:list-item>
          <text:p text:style-name="P4">Pagina di registrazione</text:p>
          <text:list>
            <text:list-item>
              <text:p text:style-name="P4">Si può scegliere un nickname da usare in chat, anche se due utenti hanno lo stesso username non succede nulla, visto che si identificano con un ID unico creato al momento della connessione. ( Se vuoi puoi vedere questo id, basta passare con il mouse sopra il nome di un’utente )</text:p>
            </text:list-item>
            <text:list-item>
              <text:p text:style-name="P5">Puoi scegliere una stanza in cui parlare di ciò che ti interessa, se le stanze non fanno per te ne puoi sempre creare una tu e dire ai tuoi amici il nome della stanza.</text:p>
            </text:list-item>
          </text:list>
        </text:list-item>
        <text:list-item>
          <text:p text:style-name="P5">Chat</text:p>
          <text:list>
            <text:list-item>
              <text:p text:style-name="P5">I nomi sono accompagnati da un colore generato in base all’ID dell’utente, ora non c’è più confusione su chi sta scrivendo.</text:p>
            </text:list-item>
            <text:list-item>
              <text:p text:style-name="P5">Se lo stesso utente invia due messaggi di fila il nuovo messaggio si unirà a quello vecchio</text:p>
            </text:list-item>
            <text:list-item>
              <text:p text:style-name="P5">Puoi vedere chi è connesso nel lato sinistro dello schermo</text:p>
            </text:list-item>
          </text:list>
        </text:list-item>
        <text:list-item>
          <text:p text:style-name="P5">Overall</text:p>
          <text:list>
            <text:list-item>
              <text:p text:style-name="P5">Viene fatto l’escaping di caratteri problematici dal lato server</text:p>
            </text:list-item>
            <text:list-item>
              <text:p text:style-name="P5">L’applicazione è facilmente personalizzabile cambiando le impostazioni in <text:span text:style-name="T4">config.json</text:span></text:p>
            </text:list-item>
            <text:list-item>
              <text:p text:style-name="P5"><text:span text:style-name="T5">Tema campeggio, gli utenti si siedono intorno al fuoco e raccontano storie e si scambiano aneddoti</text:span></text:p>
            </text:list-item>
            <text:list-item>
              <text:p text:style-name="P5"><text:span text:style-name="T5">L’applicazione è a due pagine perché, in futuro, sarà più facile utilizzare le API per creare una versione per Android grazie a Socket.IO native</text:span></text:p>
            </text:list-item>
          </text:list>
        </text:list-item>
      </text:list>
      <text:p text:style-name="P6"><text:span text:style-name="T5"/></text:p>
      <text:p text:style-name="P9">Saluti</text:p>
      <text:p text:style-name="P7"><text:span text:style-name="T5">Questo è tutto, grazie mille per aver corretto di nuovo il mio progetto, spero vi sia piaciuto. Alla prossi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ubik" svg:font-family="Rubik" style:font-pitch="variable"/>
    <style:font-face style:name="Liberation Serif" svg:font-family="'Liberation Serif'" style:font-family-generic="roman" style:font-pitch="variable"/>
    <style:font-face style:name="FreeSans" svg:font-family="FreeSans" style:font-family-generic="swiss" style:font-pitch="variable"/>
    <style:font-face style:name="FreeSans1" svg:font-family="FreeSans" style:font-adornments="Standar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1" fo:font-family="Free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16:13:01.635190632</meta:creation-date>
    <dc:date>2019-08-03T16:28:19.121791993</dc:date>
    <meta:editing-duration>PT15M15S</meta:editing-duration>
    <meta:editing-cycles>10</meta:editing-cycles>
    <meta:generator>LibreOffice/6.2.5.2$Linux_X86_64 LibreOffice_project/20$Build-2</meta:generator>
    <meta:document-statistic meta:table-count="0" meta:image-count="0" meta:object-count="0" meta:page-count="1" meta:paragraph-count="20" meta:word-count="310" meta:character-count="1773" meta:non-whitespace-character-count="1495"/>
  </office:meta>
</office:document-meta>
</file>